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bd2dc3" officeooo:paragraph-rsid="00bd2dc3" style:font-name-asian="DejaVu Math TeX Gyre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如何獲得永遠的快樂</text:p>
      <text:p text:style-name="P3"/>
      <text:p text:style-name="P2">如果明明知道自己在虛擬世界裏</text:p>
      <text:p text:style-name="P2">卻還被相支配着情緒</text:p>
      <text:p text:style-name="P2">憂患着得失</text:p>
      <text:p text:style-name="P2">只能說是真的沒智慧了</text:p>
      <text:p text:style-name="P2">也辜負了飛碟的造訪</text:p>
      <text:p text:style-name="P2"/>
      <text:p text:style-name="P2">快感和情緒除了被內分泌支配外</text:p>
      <text:p text:style-name="P2">還和認知有關</text:p>
      <text:p text:style-name="P2">同一個問題</text:p>
      <text:p text:style-name="P2">轉念即可成快樂</text:p>
      <text:p text:style-name="P2">而認知即是心的智慧</text:p>
      <text:p text:style-name="P2"/>
      <text:p text:style-name="P2">用心感知相</text:p>
      <text:p text:style-name="P2">感悟相</text:p>
      <text:p text:style-name="P2">並改變相</text:p>
      <text:p text:style-name="P2">卻不被其支配</text:p>
      <text:p text:style-name="P2">道的相非常具有迷惑</text:p>
      <text:p text:style-name="P2">裡面有空中樓閣的科學</text:p>
      <text:p text:style-name="P2">但只要跳出道觀道</text:p>
      <text:p text:style-name="P2">就會發現</text:p>
      <text:p text:style-name="P2">大道真的至簡</text:p>
      <text:p text:style-name="P2">快樂是一種認知</text:p>
      <text:p text:style-name="P2">也是一種智慧</text:p>
      <text:p text:style-name="P2"/>
      <text:p text:style-name="P2">多數人的悲傷</text:p>
      <text:p text:style-name="P2">都是因爲執迷於道的假相中</text:p>
      <text:p text:style-name="P2">因爲假相的求而不得而</text:p>
      <text:p text:style-name="P2">患得患失</text:p>
      <text:p text:style-name="P2">甚至傷心欲絕</text:p>
      <text:p text:style-name="P2">但是</text:p>
      <text:p text:style-name="P2">我們的心入道中</text:p>
      <text:p text:style-name="P2">帶不走任何一個物相</text:p>
      <text:p text:style-name="P2">這場思想改造的人生遊戲</text:p>
      <text:p text:style-name="P2">只不過是心上的感受與感悟罷了</text:p>
      <text:p text:style-name="P2"/>
      <text:p text:style-name="P2">所有相的遊戲</text:p>
      <text:p text:style-name="P2">都只是爲了修心和練愛而存在</text:p>
      <text:p text:style-name="P2">修心練愛和修煉智慧</text:p>
      <text:p text:style-name="P2">就是我們活着的目的</text:p>
      <text:p text:style-name="P2">我們是爲一顆心而存在</text:p>
      <text:p text:style-name="P2">而不是執迷於假相</text:p>
      <text:p text:style-name="P2">甚至被其支配</text:p>
      <text:p text:style-name="P2">所有的相</text:p>
      <text:p text:style-name="P2">到頭終是空</text:p>
      <text:p text:style-name="P2"/>
      <text:p text:style-name="P2">悟空</text:p>
      <text:p text:style-name="P2">即</text:p>
      <text:p text:style-name="P2">悟道</text:p>
      <text:p text:style-name="P2">悟快樂</text:p>
      <text:p text:style-name="P2"/>
      <text:p text:style-name="P2">領悟到了這道的真相</text:p>
      <text:p text:style-name="P2">這一路西行</text:p>
      <text:p text:style-name="P2">不管是苦</text:p>
      <text:p text:style-name="P2">或是甜</text:p>
      <text:p text:style-name="P2">都能快樂似仙</text:p>
      <text:p text:style-name="P2">又何必在乎</text:p>
      <text:p text:style-name="P2">這一生能否得道升仙</text:p>
      <text:p text:style-name="P2">只管在人間活成癲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3T23:49:47.284723374</dc:date>
    <meta:editing-duration>PT4H29M8S</meta:editing-duration>
    <meta:editing-cycles>190</meta:editing-cycles>
    <meta:document-statistic meta:table-count="0" meta:image-count="0" meta:object-count="0" meta:page-count="1" meta:paragraph-count="53" meta:word-count="373" meta:character-count="373" meta:non-whitespace-character-count="373"/>
  </office:meta>
</office:document-meta>
</file>